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513cm" fo:min-width="10.549cm"/>
    </style:style>
    <style:style style:name="gr2" style:family="graphic" style:parent-style-name="standard">
      <style:graphic-properties draw:textarea-horizontal-align="justify" draw:textarea-vertical-align="middle" draw:auto-grow-height="false" fo:min-height="11.688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11.878cm" fo:min-width="5.707cm"/>
    </style:style>
    <style:style style:name="gr4" style:family="graphic" style:parent-style-name="standard">
      <style:graphic-properties draw:textarea-horizontal-align="justify" draw:textarea-vertical-align="middle" draw:auto-grow-height="false" fo:min-height="9.656cm" fo:min-width="5.977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8.763cm" svg:x="4.937cm" svg:y="1.508cm">
          <text:p text:style-name="P1">Shelter</text:p>
          <text:p text:style-name="P1">private: </text:p>
          <text:p text:style-name="P1">Vector &lt;Dog&gt; allDogs</text:p>
          <text:p text:style-name="P1">Vector &lt;Cat&gt; allCats</text:p>
          <text:p text:style-name="P1">Vector &lt;Bird&gt; allBirds;</text:p>
          <text:p text:style-name="P1">Public:</text:p>
          <text:p text:style-name="P1">Void addDog(Dog){}</text:p>
          <text:p text:style-name="P1">Void addCat(Cat){}</text:p>
          <text:p text:style-name="P1">Void addBirds(Bird){}</text:p>
          <text:p text:style-name="P1">Void displayAllPets(){}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1.938cm" svg:x="1.127cm" svg:y="14.716cm">
          <text:p text:style-name="P1">Dog</text:p>
          <text:p text:style-name="P1">Private:</text:p>
          <text:p text:style-name="P1">String name;</text:p>
          <text:p text:style-name="P1">String size;</text:p>
          <text:p text:style-name="P1">String color;</text:p>
          <text:p text:style-name="P1">Public:</text:p>
          <text:p text:style-name="P1">Dog(){}</text:p>
          <text:p text:style-name="P1">~Dog(){}</text:p>
          <text:p text:style-name="P1">Void displayDog(){}</text:p>
          <text:p text:style-name="P1">Void setName(){}</text:p>
          <text:p text:style-name="P1">Void setSize(){}</text:p>
          <text:p text:style-name="P1">Void setColor(){}</text:p>
          <text:p text:style-name="P1">String getName(){}</text:p>
          <text:p text:style-name="P1">String getColor(){}</text:p>
          <text:p text:style-name="P1">String getSize(){}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07cm" svg:height="12.128cm" svg:x="13.843cm" svg:y="15.478cm">
          <text:p text:style-name="P1">Cat</text:p>
          <text:p text:style-name="P1">String name;</text:p>
          <text:p text:style-name="P1">String size;</text:p>
          <text:p text:style-name="P1">String color;</text:p>
          <text:p text:style-name="P1">Public:</text:p>
          <text:p text:style-name="P1">Cat(){}</text:p>
          <text:p text:style-name="P1">~Cat(){}</text:p>
          <text:p text:style-name="P1">Void displayCat(){}</text:p>
          <text:p text:style-name="P1">Void setName(){}</text:p>
          <text:p text:style-name="P1">Void setSize(){}</text:p>
          <text:p text:style-name="P1">Void setColor(){}</text:p>
          <text:p text:style-name="P1">String getName(){}</text:p>
          <text:p text:style-name="P1">String getColor(){}</text:p>
          <text:p text:style-name="P1">String getSize(){}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77cm" svg:height="9.906cm" svg:x="6.842cm" svg:y="16.113cm">
          <text:p text:style-name="P1">Bird</text:p>
          <text:p text:style-name="P1">String name;</text:p>
          <text:p text:style-name="P1">String size;</text:p>
          <text:p text:style-name="P1">String breed;</text:p>
          <text:p text:style-name="P1">Public:</text:p>
          <text:p text:style-name="P1">Bird(){}</text:p>
          <text:p text:style-name="P1">~Bird(){}</text:p>
          <text:p text:style-name="P1">Void displayBird(){}</text:p>
          <text:p text:style-name="P1">Void setName(){}</text:p>
          <text:p text:style-name="P1">Void setBreed(){}</text:p>
          <text:p text:style-name="P1">Void setColor(){}</text:p>
          <text:p text:style-name="P1">String getName(){}</text:p>
          <text:p text:style-name="P1">String getColor(){}</text:p>
          <text:p text:style-name="P1">String getBreed(){}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302cm" svg:y1="14.843cm" svg:x2="7.731cm" svg:y2="10.398cm">
          <text:p/>
        </draw:line>
        <draw:line draw:style-name="gr5" draw:text-style-name="P2" draw:layer="layout" svg:x1="10.144cm" svg:y1="16.113cm" svg:x2="10.271cm" svg:y2="10.271cm">
          <text:p/>
        </draw:line>
        <draw:line draw:style-name="gr5" draw:text-style-name="P2" draw:layer="layout" svg:x1="16.494cm" svg:y1="15.478cm" svg:x2="14.462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22:46:09.414000000</meta:creation-date>
    <dc:date>2017-03-03T22:58:46.668000000</dc:date>
    <meta:editing-duration>PT12M47S</meta:editing-duration>
    <meta:editing-cycles>1</meta:editing-cycles>
    <meta:document-statistic meta:object-count="7"/>
    <meta:generator>LibreOffice/5.0.2.2$Windows_x86 LibreOffice_project/37b43f919e4de5eeaca9b9755ed688758a8251fe</meta:generator>
  </office:meta>
</office:document-meta>
</file>